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Jednoduchý" style:family="paragraph">
      <style:paragraph-properties fo:margin-left="0.3937in" fo:text-indent="0in">
        <style:tab-stops/>
      </style:paragraph-properties>
      <style:text-properties style:font-name="Calibri" fo:font-size="11.5pt" style:font-size-asian="11.5pt" style:font-size-complex="11.5pt"/>
    </style:style>
    <style:style style:name="P20" style:parent-style-name="Základnítext" style:family="paragraph">
      <style:paragraph-properties fo:margin-left="0.3937in" fo:text-indent="0in">
        <style:tab-stops/>
      </style:paragraph-properties>
    </style:style>
    <style:style style:name="T21" style:parent-style-name="Standardnípísmoodstavce" style:family="text">
      <style:text-properties style:font-size-complex="11.5pt"/>
    </style:style>
    <style:style style:name="T22" style:parent-style-name="Značkapozn.podčarou" style:family="text">
      <style:text-properties style:font-size-complex="11.5pt"/>
    </style:style>
    <style:style style:name="T23" style:parent-style-name="Standardnípísmoodstavce" style:family="text">
      <style:text-properties style:font-size-complex="11.5pt"/>
    </style:style>
    <style:style style:name="T24" style:parent-style-name="Standardnípísmoodstavce" style:family="text">
      <style:text-properties style:font-size-complex="11.5pt"/>
    </style:style>
    <style:style style:name="T25" style:parent-style-name="Standardnípísmoodstavce" style:family="text">
      <style:text-properties style:font-size-complex="11.5pt"/>
    </style:style>
    <style:style style:name="T26" style:parent-style-name="Standardnípísmoodstavce" style:family="text">
      <style:text-properties style:font-size-complex="11.5pt"/>
    </style:style>
    <style:style style:name="T27" style:parent-style-name="Standardnípísmoodstavce" style:family="text">
      <style:text-properties style:font-size-complex="11.5pt"/>
    </style:style>
    <style:style style:name="T28" style:parent-style-name="Standardnípísmoodstavce" style:family="text">
      <style:text-properties style:font-size-complex="11.5pt"/>
    </style:style>
    <style:style style:name="T29" style:parent-style-name="Standardnípísmoodstavce" style:family="text">
      <style:text-properties style:font-size-complex="11.5pt"/>
    </style:style>
    <style:style style:name="P30" style:parent-style-name="Základnítext" style:family="paragraph">
      <style:text-properties fo:background-color="#FFFF00"/>
    </style:style>
    <style:style style:name="P31" style:parent-style-name="Normální" style:family="paragraph">
      <style:paragraph-properties fo:text-align="justify"/>
    </style:style>
    <style:style style:name="P32" style:parent-style-name="Normální" style:family="paragraph">
      <style:paragraph-properties fo:text-align="justify"/>
    </style:style>
    <style:style style:name="P33" style:parent-style-name="Normální" style:family="paragraph">
      <style:paragraph-properties fo:text-align="justify"/>
    </style:style>
    <style:style style:name="P34" style:parent-style-name="Normální" style:family="paragraph">
      <style:paragraph-properties fo:text-align="justify"/>
    </style:style>
    <style:style style:name="P35" style:parent-style-name="Normální" style:family="paragraph">
      <style:paragraph-properties fo:text-align="justify"/>
    </style:style>
    <style:style style:name="P36" style:parent-style-name="Normální" style:family="paragraph">
      <style:paragraph-properties fo:text-align="justify"/>
    </style:style>
    <style:style style:name="P37" style:parent-style-name="Normální" style:family="paragraph">
      <style:paragraph-properties fo:text-align="justify" fo:margin-left="0in" fo:text-indent="0in">
        <style:tab-stops/>
      </style:paragraph-properties>
    </style:style>
    <style:style style:name="T38" style:parent-style-name="Standardnípísmoodstavce" style:family="text">
      <style:text-properties style:font-name-complex="Arial" style:font-size-complex="11.5pt"/>
    </style:style>
    <style:style style:name="T39" style:parent-style-name="Standardnípísmoodstavce" style:family="text">
      <style:text-properties style:font-weight-complex="bold" style:font-size-complex="11.5pt"/>
    </style:style>
    <style:style style:name="T40" style:parent-style-name="Standardnípísmoodstavce" style:family="text">
      <style:text-properties style:font-weight-complex="bold" style:font-size-complex="11.5pt"/>
    </style:style>
    <style:style style:name="P41" style:parent-style-name="Normální" style:family="paragraph">
      <style:paragraph-properties fo:text-align="justify" fo:margin-left="0in" fo:text-indent="0in">
        <style:tab-stops/>
      </style:paragraph-properties>
      <style:text-properties style:font-weight-complex="bold" style:font-size-complex="11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7/2017<text:bookmark-end text:name="Text14"/></text:p>
            <text:p text:style-name="Normální">KVOP-38518/2017<text:bookmark-end text:name="Text2"/></text:p>
            <text:p text:style-name="Normální"><text:bookmark-start text:name="Text6"/>07. 12. 2017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7"/></text:p>
            <text:p text:style-name="Normální"/>
            <text:p text:style-name="Normální"/>
            <text:p text:style-name="Normální">Mgr. J. H.</text:p>
            <text:p text:style-name="Normální"/>
            <text:p text:style-name="Normální"/>
            <text:p text:style-name="Normální"><text:bookmark-end text:name="Text7"/>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/text:h>
      <text:p text:style-name="Základnítext"/>
      <text:p text:style-name="Základnítext">Vážený pane magistře,</text:p>
      <text:p text:style-name="Základnítext">dne 4. prosince 2017 obdržela Kancelář veřejného ochránce práv Vaši žádost podle zákona č. 106/1999 Sb., o svobodném přístupu k informacím, ve znění pozdějších předpisů, kterou žádáte:</text:p>
      <text:list text:style-name="LFO4" text:continue-numbering="true">
        <text:list-item>
          <text:p text:style-name="P17">zaslání Zprávy veřejné ochránkyně práv o šetření ve věci naplňování evidence soudních rozhodnutí (ke dni 24. 6. 2016), popř. existuje-li zpráva s aktuálnějšími údaji, o zaslání této zprávy<text:s/></text:p>
        </text:list-item>
        <text:list-item>
          <text:p text:style-name="P18">sdělení, zda byla v návaznosti na Vaše zjištění záležitost konzultována s ministrem spravedlnosti, zda se uskutečnila v článku zmiňovaná porada předsedů soudů a případně k jakým závěrům či opatřením bylo dospěno. <text:s text:c="2"/>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Základnítext">K bodu č. 1<text:s/></text:p>
      <text:list text:style-name="LFO8" text:continue-numbering="true">
        <text:list-item>
          <text:p text:style-name="P19">Zprávu veřejné ochránkyně práv o šetření ve věci naplňování evidence soudních<text:s/>rozhodnutí ze dne 7. listopadu 2016 s přílohou.<text:s/></text:p>
        </text:list-item>
      </text:list>
      <text:p text:style-name="Základnítext">K bodu č. 2</text:p>
      <text:list text:style-name="LFO8" text:continue-numbering="true">
        <text:list-item>
          <text:p text:style-name="P20"><text:span text:style-name="T21">Ano, naplňování evidence soudních rozhodnutí byla s ministrem spravedlnosti JUDr. Robertem Pelikánem, Ph.D. konzultována, naposledy dne 31. října 2017. <text:s/>Ano, v článku</text:span><text:span text:style-name="T22"><text:note text:note-class="footnote" text:id="_ftn0"><text:note-citation>1</text:note-citation><text:note-body><text:p text:style-name="Textpozn.podčarou"><text:s/>Pozn. jedná se o článek, na který žadatel o informaci odkazuje v žádosti:<text:s/><text:a xlink:href="http://www.ceska-justice.cz/2017/04/soudy-maji-dle-sabatove-zverejnovat-vice-rozhodnuti-elektronicky/" office:target-frame-name="_top" xlink:show="replace">http://www.ceska-justice.cz/2017/04/soudy-maji-dle-sabatove-zverejnovat-vice-rozhodnuti-elektronicky/</text:a><text:s text:c="2"/><text:s/></text:p></text:note-body></text:note></text:span><text:span text:style-name="T23"><text:s/>z</text:span><text:span text:style-name="T24">miňovaná porada předsedů soudů<text:s/></text:span><text:span text:style-name="T25">se uskutečnila a výsledkem bylo Ministerstvem spravedlnosti provedení vlastního šetření stavu naplněnosti<text:s/></text:span><text:span text:style-name="T26">e</text:span><text:span text:style-name="T27">vidence soudních rozhodnutí. <text:s/>O výsledku byla veřejná ochránkyně práv informována dopisem s přílohou, které Vám přikládám</text:span><text:span text:style-name="T28">.</text:span><text:span text:style-name="T29"><text:s/></text:span></text:p>
        </text:list-item>
      </text:list>
      <text:p text:style-name="P30"/>
      <text:p text:style-name="podpis">Mgr. Petra Zdražilová v. r.</text:p>
      <text:p text:style-name="podpis">vedoucí právního odboru</text:p>
      <text:p text:style-name="podpis">(dopis je opatřen elektronickým podpisem)</text:p>
      <text:p text:style-name="P31"/>
      <text:p text:style-name="P32"/>
      <text:p text:style-name="P33"/>
      <text:p text:style-name="P34"/>
      <text:p text:style-name="P35"/>
      <text:p text:style-name="P36"><text:span text:style-name="Silné">Přílohy:<text:s/></text:span></text:p>
      <text:list text:style-name="LFO9" text:continue-numbering="true">
        <text:list-item>
          <text:p text:style-name="P37"><text:span text:style-name="T38">Zpráva o<text:s/></text:span><text:span text:style-name="T39">šetření z vlastní iniciativy ve věci naplňování evidence</text:span><text:span text:style-name="T40"><text:s/>soudních rozhodnutí s přílohou</text:span></text:p>
        </text:list-item>
        <text:list-item>
          <text:p text:style-name="P41">Dopis ministra spravedlnosti ochránkyni<text:s/>o stavu naplněnosti evidence soudních rozhodnutí s přílohou<text:s/></text:p>
        </text:list-item>
      </text:list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Jednoduchý" style:display-name="Jednoduchý" style:family="paragraph" style:parent-style-name="Normální">
      <style:paragraph-properties fo:text-align="justify"/>
      <style:text-properties style:font-name="Arial" fo:font-size="12pt" style:font-size-asian="12pt" fo:hyphenate="false"/>
    </style:style>
    <style:style style:name="JednoduchýChar" style:display-name="Jednoduchý Char" style:family="text">
      <style:text-properties fo:font-size="12pt" style:font-size-asian="12pt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Calibri" style:font-name-asian="Times New Roman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alibri" style:font-name-asian="Times New Roman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color="#808080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fo:color="#808080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text:span text:style-name="T11">*KVOPX0084RAK*</text:span>*KVOPX0084RAK*</text:p>
        <text:p text:style-name="P12"><text:span text:style-name="T13">KVOPX0084RAK</text:span>KVOPX0084RAK</text:p>
        <text:p text:style-name="P14"><draw:frame draw:z-index="251658240" draw:style-name="a0" draw:name="Obrázek 1" text:anchor-type="paragraph" svg:x="-0.72431in" svg:y="-0.7875in" svg:width="2.59861in" svg:height="0.5708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1-02T07:27:00Z</meta:creation-date>
    <dc:date>2018-01-02T07:27:00Z</dc:date>
    <meta:print-date>2016-06-27T08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user-defined meta:name="datum vzniku"/>
    <meta:document-statistic meta:page-count="1" meta:paragraph-count="3" meta:word-count="255" meta:character-count="1763" meta:row-count="12" meta:non-whitespace-character-count="1511"/>
  </office:meta>
</office:document-meta>
</file>